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text-properties officeooo:rsid="0dde9a1c" officeooo:paragraph-rsid="0ddfbc49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e5c6890"/>
    </style:style>
    <style:style style:name="P54" style:family="paragraph" style:parent-style-name="Footnote">
      <style:text-properties officeooo:paragraph-rsid="0e72255e"/>
    </style:style>
    <style:style style:name="P55" style:family="paragraph" style:parent-style-name="Footnote">
      <style:text-properties officeooo:paragraph-rsid="0e81bf91"/>
    </style:style>
    <style:style style:name="P56" style:family="paragraph" style:parent-style-name="Footnote">
      <style:text-properties officeooo:paragraph-rsid="0e9381e6"/>
    </style:style>
    <style:style style:name="P57" style:family="paragraph" style:parent-style-name="Footnote">
      <style:text-properties officeooo:paragraph-rsid="0ea78533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Footnote">
      <style:text-properties officeooo:paragraph-rsid="0ef98af7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ea9445c"/>
    </style:style>
    <style:style style:name="P72" style:family="paragraph" style:parent-style-name="Standard">
      <style:text-properties officeooo:paragraph-rsid="0f8c860b"/>
    </style:style>
    <style:style style:name="P73" style:family="paragraph" style:parent-style-name="Standard">
      <style:text-properties officeooo:paragraph-rsid="100ce10d"/>
    </style:style>
    <style:style style:name="P74" style:family="paragraph" style:parent-style-name="Footnote">
      <style:text-properties officeooo:paragraph-rsid="0f8ed1b5"/>
    </style:style>
    <style:style style:name="P75" style:family="paragraph" style:parent-style-name="Standard">
      <style:text-properties officeooo:paragraph-rsid="0f8ed1b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7" style:family="paragraph" style:parent-style-name="Standard">
      <style:text-properties officeooo:paragraph-rsid="0f9a7319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underline-style="none"/>
    </style:style>
    <style:style style:name="T149" style:family="text">
      <style:text-properties fo:color="#000000" loext:opacity="100%" style:text-line-through-style="none" style:text-line-through-type="none" style:text-underline-style="none" officeooo:rsid="01657261"/>
    </style:style>
    <style:style style:name="T150" style:family="text">
      <style:text-properties fo:color="#000000" loext:opacity="100%" style:text-line-through-style="none" style:text-line-through-type="none" style:text-underline-style="none" officeooo:rsid="0382ccb7"/>
    </style:style>
    <style:style style:name="T151" style:family="text">
      <style:text-properties fo:color="#000000" loext:opacity="100%" style:text-line-through-style="none" style:text-line-through-type="none" style:text-underline-style="none" officeooo:rsid="0f486fef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officeooo:rsid="047da547"/>
    </style:style>
    <style:style style:name="T24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style:font-size-asian="12pt" style:font-size-complex="12pt"/>
    </style:style>
    <style:style style:name="T275" style:family="text">
      <style:text-properties style:use-window-font-color="true" loext:opacity="0%" style:font-name="Liberation Sans" officeooo:rsid="0efd8e5c"/>
    </style:style>
    <style:style style:name="T27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officeooo:rsid="04473353"/>
    </style:style>
    <style:style style:name="T27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officeooo:rsid="0aace3cd"/>
    </style:style>
    <style:style style:name="T283" style:family="text">
      <style:text-properties officeooo:rsid="0e5635a7"/>
    </style:style>
    <style:style style:name="T284" style:family="text">
      <style:text-properties officeooo:rsid="0e56c5f4"/>
    </style:style>
    <style:style style:name="T285" style:family="text">
      <style:text-properties officeooo:rsid="0e80285f"/>
    </style:style>
    <style:style style:name="T286" style:family="text">
      <style:text-properties officeooo:rsid="0e838e2a"/>
    </style:style>
    <style:style style:name="T287" style:family="text">
      <style:text-properties officeooo:rsid="0e83c34e"/>
    </style:style>
    <style:style style:name="T288" style:family="text">
      <style:text-properties officeooo:rsid="0ee1abbb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2" style:family="text">
      <style:text-properties officeooo:rsid="0f0ca65a"/>
    </style:style>
    <style:style style:name="T293" style:family="text">
      <style:text-properties officeooo:rsid="01657261"/>
    </style:style>
    <style:style style:name="T294" style:family="text">
      <style:text-properties officeooo:rsid="0f894f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62">C</text:span></text:span><text:span text:style-name="Strong_20_Emphasis"><text:span text:style-name="T161">hecklist voor </text:span></text:span><text:span text:style-name="Strong_20_Emphasis"><text:span text:style-name="T163">de installatie</text:span></text:span><text:span text:style-name="Strong_20_Emphasis"><text:span text:style-name="T161"> van </text:span></text:span><text:span text:style-name="Strong_20_Emphasis"><text:span text:style-name="T161"><text:user-field-get text:name="Distro">Ubuntu</text:user-field-get></text:span></text:span><text:span text:style-name="Strong_20_Emphasis"><text:span text:style-name="T161"><text:s/></text:span></text:span><text:span text:style-name="Strong_20_Emphasis"><text:span text:style-name="T169"><text:user-field-get text:name="Version">22.04</text:user-field-get></text:span></text:span><text:span text:style-name="Strong_20_Emphasis"><text:span text:style-name="T165"><text:s/></text:span></text:span><text:span text:style-name="Strong_20_Emphasis"><text:span text:style-name="T166">LTS</text:span></text:span><text:span text:style-name="Strong_20_Emphasis"><text:span text:style-name="T166"><text:note text:id="ftn1" text:note-class="footnote"><text:note-citation>1</text:note-citation><text:note-body><text:p text:style-name="P74"><text:span text:style-name="T198">LTS</text:span><text:span text:style-name="T206"> </text:span><text:span text:style-name="T207">staat voor</text:span><text:span text:style-name="T205"> </text:span><text:span text:style-name="T198">Long-Term Support, langetermijnondersteuning, </text:span><text:span text:style-name="T208">en </text:span><text:span text:style-name="T209">d</text:span><text:span text:style-name="T208">eze </text:span><text:span text:style-name="Strong_20_Emphasis"><text:span text:style-name="T213"><text:user-field-get text:name="Distro">Ubuntu</text:user-field-get></text:span></text:span><text:span text:style-name="T208"><text:s/></text:span><text:span text:style-name="T214"><text:user-field-get text:name="Version">22.04</text:user-field-get></text:span><text:span text:style-name="T214"><text:s/></text:span><text:span text:style-name="T208">LTS </text:span><text:span text:style-name="Strong_20_Emphasis"><text:span text:style-name="T215"><text:user-field-get text:name="Edition">server</text:user-field-get></text:span></text:span><text:span text:style-name="T208"><text:s/></text:span><text:span text:style-name="T210">(codenaam </text:span><text:span text:style-name="T212">j</text:span><text:span text:style-name="T289">ammy</text:span><text:span text:style-name="T210">) </text:span><text:span text:style-name="T207">van</text:span><text:span text:style-name="T204"> </text:span><text:span text:style-name="T202">april</text:span><text:span text:style-name="T200"> </text:span><text:span text:style-name="Strong_20_Emphasis"><text:span text:style-name="T95"><text:user-field-get style:data-style-name="N0" text:name="Releaseyear">2022</text:user-field-get></text:span></text:span><text:span text:style-name="T202"><text:s/></text:span><text:span text:style-name="T198">wordt </text:span><text:span text:style-name="T199">vijf</text:span><text:span text:style-name="T198"> jaar onder</text:span><text:span text:style-name="T211">steund</text:span><text:span text:style-name="T203"> </text:span><text:span text:style-name="T198">tot </text:span><text:span text:style-name="T202">april</text:span><text:span text:style-name="T197"> </text:span><text:span text:style-name="T198">202</text:span><text:span text:style-name="T202">7</text:span><text:span text:style-name="T201">.</text:span></text:p></text:note-body></text:note></text:span></text:span><text:span text:style-name="Strong_20_Emphasis"><text:span text:style-name="T167"> </text:span></text:span><text:span text:style-name="Strong_20_Emphasis"><text:span text:style-name="T168"><text:user-field-get text:name="Edition">server</text:user-field-get></text:span></text:span><text:span text:style-name="Strong_20_Emphasis"><text:span text:style-name="T164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292">ONDERSTREEPTE</text:span></text:span><text:span text:style-name="T1"> </text:span><text:span text:style-name="T16">woorden</text:span><text:span text:style-name="T15"> het</text:span><text:span text:style-name="Strong_20_Emphasis"><text:span text:style-name="T223"> </text:span></text:span><text:span text:style-name="Strong_20_Emphasis"><text:span text:style-name="T224">tekstvak</text:span></text:span><text:span text:style-name="T16"> </text:span><text:span text:style-name="T21">in,</text:span><text:span text:style-name="T16"> </text:span><text:span text:style-name="T243">zie </text:span><text:span text:style-name="T275">[</text:span><text:span text:style-name="T243">toelichting</text:span><text:span text:style-name="T275">]</text:span><text:span text:style-name="T16">:</text:span></text:p>
      <text:p text:style-name="P2"><text:span text:style-name="Definition"><text:span text:style-name="T25">GEBRUIKER</text:span></text:span><text:span text:style-name="T250"><text:tab/><text:tab/></text:span><text:span text:style-name="T274"> <text:tab/><text:tab/></text:span><text:span text:style-name="T251"><draw:control text:anchor-type="as-char" svg:y="-0.429cm" draw:z-index="6" draw:name="Gebruiker" draw:style-name="gr2" draw:text-style-name="P84" svg:width="6.002cm" svg:height="0.6cm" draw:control="control7"><svg:title>Gebruiker</svg:title><svg:desc>Volledige naam, bijv. Jan Stek</svg:desc></draw:control></text:span><text:span text:style-name="T251"><text:tab/></text:span><text:span text:style-name="T252">[</text:span><text:span text:style-name="T246">volledige naam, bijv. </text:span><text:span text:style-name="T247">J</text:span><text:span text:style-name="T272">a</text:span><text:span text:style-name="T247">n </text:span><text:span text:style-name="T272">Jansen</text:span><text:span text:style-name="T273">]</text:span></text:p>
      <text:p text:style-name="P60"><text:span text:style-name="Definition"><text:span text:style-name="T245">g</text:span></text:span><text:span text:style-name="Definition">ebruikersnaam</text:span><text:span text:style-name="T244"><text:tab/></text:span><text:span text:style-name="T244"><draw:control text:anchor-type="as-char" svg:y="-0.429cm" draw:z-index="16" draw:name="Gberuikersnaam 2" draw:style-name="gr2" draw:text-style-name="P84" svg:width="6.002cm" svg:height="0.6cm" draw:control="control17"><svg:title>Gebruikersnaam</svg:title><svg:desc>Korte naam, bijv. jan</svg:desc></draw:control></text:span><text:span text:style-name="T244"><text:tab/></text:span><text:span text:style-name="T9">[</text:span><text:span text:style-name="T8">korte naam, bijv. </text:span><text:span text:style-name="T175">j</text:span><text:span text:style-name="T176">a</text:span><text:span text:style-name="T175">n</text:span><text:span text:style-name="T177">]</text:span></text:p>
      <text:p text:style-name="P5"><text:span text:style-name="Definition"><text:span text:style-name="T294">servernaam</text:span></text:span><text:span text:style-name="T253"><text:tab/><text:tab/><text:tab/></text:span><draw:control text:anchor-type="as-char" svg:y="-0.429cm" draw:z-index="7" draw:name="Computernaam" draw:style-name="gr2" draw:text-style-name="P84" svg:width="6.002cm" svg:height="0.6cm" draw:control="control8"><svg:title>Computernaam</svg:title><svg:desc>Unieke naam van de computer</svg:desc></draw:control><text:tab/><text:span text:style-name="T259">[</text:span><text:span text:style-name="T255">naam van de </text:span><text:span text:style-name="T260">server</text:span><text:span text:style-name="T256">, </text:span><text:span text:style-name="T257">bijv. </text:span><text:span text:style-name="T260">sv</text:span><text:span text:style-name="T258">02</text:span><text:span text:style-name="T259">]</text:span></text:p>
      <text:p text:style-name="P1"><text:span text:style-name="Definition">OPSTARTMEnU</text:span><text:span text:style-name="T251"><text:tab/><text:tab/><text:tab/></text:span><text:span text:style-name="T251"><draw:control text:anchor-type="as-char" svg:y="-0.429cm" draw:z-index="8" draw:name="Opstartmenu" draw:style-name="gr2" draw:text-style-name="P84" svg:width="6.002cm" svg:height="0.6cm" draw:control="control9"><svg:title>Opstartmenu</svg:title><svg:desc>Toets voor het opstartmenu ("bootmenu")</svg:desc></draw:control></text:span><text:span text:style-name="T251"><text:tab/></text:span><text:span text:style-name="T259">[</text:span><text:span text:style-name="T255">to</text:span><text:span text:style-name="T261">ets voor het opstartmedium</text:span><text:span text:style-name="T262">]</text:span></text:p>
      <text:p text:style-name="P4"><text:span text:style-name="Definition"><text:span text:style-name="T254">INSTELLINGE</text:span></text:span><text:span text:style-name="Definition">N</text:span><text:span text:style-name="T254"> <text:tab/><text:tab/><text:tab/></text:span><text:span text:style-name="T254"><draw:control text:anchor-type="as-char" svg:y="-0.429cm" draw:z-index="5" draw:name="Instellingen" draw:style-name="gr2" draw:text-style-name="P84" svg:width="6.002cm" svg:height="0.6cm" draw:control="control6"><svg:title>Instellingen</svg:title><svg:desc>Toets voor het BIOS/UEFI-scherm ("setup")</svg:desc></draw:control></text:span><text:span text:style-name="T254"><text:tab/></text:span><text:span text:style-name="T259">[</text:span><text:span text:style-name="T255">toets voor het UEFI-BIOS-scherm</text:span><text:span text:style-name="T259">]</text:span></text:p>
      <text:p text:style-name="P3"><text:span text:style-name="Definition"><text:span text:style-name="T264">GEBRUIKER2</text:span></text:span><text:span text:style-name="T263"><text:tab/></text:span><text:span text:style-name="T274"> <text:tab/><text:tab/></text:span><text:span text:style-name="T251"><draw:control text:anchor-type="as-char" svg:y="-0.429cm" draw:z-index="13" draw:name="Gebruiker 1" draw:style-name="gr2" draw:text-style-name="P84" svg:width="6.002cm" svg:height="0.6cm" draw:control="control14"><svg:title>Gebruiker</svg:title><svg:desc>Volledige naam, bijv. Jan Stek</svg:desc></draw:control></text:span><text:span text:style-name="T251"><text:tab/></text:span><text:span text:style-name="T252">[</text:span><text:span text:style-name="T246">volledige naam </text:span><text:span text:style-name="T248">evt. 2</text:span><text:span text:style-name="T276">e</text:span><text:span text:style-name="T248"> gebruiker</text:span><text:span text:style-name="T249">]</text:span></text:p>
      <text:p text:style-name="P52"><text:span text:style-name="Definition"><text:span text:style-name="T264">GEBRUIKERSN</text:span></text:span><text:span text:style-name="Definition"><text:span text:style-name="T265">aa</text:span></text:span><text:span text:style-name="Definition"><text:span text:style-name="T264">M2</text:span></text:span><text:span text:style-name="Definition"><text:span text:style-name="T268"><text:tab/></text:span></text:span><text:span text:style-name="T244"><draw:control text:anchor-type="as-char" svg:y="-0.429cm" draw:z-index="14" draw:name="Gberuikersnaam 1" draw:style-name="gr2" draw:text-style-name="P84" svg:width="6.002cm" svg:height="0.6cm" draw:control="control15"><svg:title>Gebruikersnaam</svg:title><svg:desc>Korte naam, bijv. jan</svg:desc></draw:control></text:span><text:span text:style-name="T244"><text:tab/></text:span><text:span text:style-name="T267">[</text:span><text:span text:style-name="T266">korte naam</text:span><text:span text:style-name="T269"> </text:span><text:span text:style-name="T270">evt. 2</text:span><text:span text:style-name="T277">e</text:span><text:span text:style-name="T270"> gebruiker</text:span><text:span text:style-name="T271">]</text:span></text:p>
      <text:p text:style-name="P6"><text:span text:style-name="T178">Vervang </text:span><text:span text:style-name="T182">de</text:span><text:span text:style-name="T178"> </text:span><text:span text:style-name="Definition"><text:span text:style-name="T26">ONDERSTREEPTE</text:span></text:span><text:span text:style-name="T178"> </text:span><text:span text:style-name="T179">woorden </text:span><text:span text:style-name="T178">in deze checklist door </text:span><text:span text:style-name="T182">d</text:span><text:span text:style-name="T183">i</text:span><text:span text:style-name="T182">e </text:span><text:span text:style-name="T181">in </text:span><text:span text:style-name="T183">het</text:span><text:span text:style-name="Strong_20_Emphasis"><text:span text:style-name="T54"> </text:span></text:span><text:span text:style-name="Strong_20_Emphasis"><text:span text:style-name="T69">tekstvak</text:span></text:span><text:span text:style-name="T178">.</text:span></text:p>
      <text:p text:style-name="P38"/>
      <text:p text:style-name="P38"/>
      <text:p text:style-name="P7"><text:span text:style-name="T188">Nieuwe installatie?</text:span><text:span text:style-name="T180"><text:tab/></text:span><text:span text:style-name="T185"></text:span><text:span text:style-name="T187"><text:tab/></text:span><text:span text:style-name="T186">B</text:span><text:span text:style-name="T180">egin bij hoofdstuk </text:span><text:span text:style-name="T188"><text:bookmark-ref text:reference-format="page" text:ref-name="__RefNumPara__4009_1271708128">2</text:bookmark-ref></text:span><text:span text:style-name="T180"><text:s text:c="2"/></text:span><text:span text:style-name="T189"><text:bookmark-ref text:reference-format="text" text:ref-name="__RefNumPara__4009_1271708128">Installatie uitvoeren</text:bookmark-ref></text:span><text:span text:style-name="T184">.</text:span></text:p>
      <text:p text:style-name="P24"/>
      <text:p text:style-name="P24"/>
      <text:list xml:id="list2304648662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74"><draw:control text:anchor-type="as-char" draw:z-index="11" draw:name="Vorm3_0" draw:style-name="gr1" draw:text-style-name="P8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74"><draw:control text:anchor-type="as-char" draw:z-index="18" draw:name="Vorm3_ 2" draw:style-name="gr1" draw:text-style-name="P8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4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0"><text:span text:style-name="User_20_Entry"><text:span text:style-name="T94">E</text:span></text:span><text:span text:style-name="User_20_Entry"><text:span text:style-name="T141">v</text:span></text:span><text:span text:style-name="User_20_Entry"><text:span text:style-name="T142">en</text:span></text:span><text:span text:style-name="User_20_Entry"><text:span text:style-name="T144">t</text:span></text:span><text:span text:style-name="User_20_Entry"><text:span text:style-name="T145">uele </text:span></text:span><text:span text:style-name="User_20_Entry"><text:span text:style-name="T146">extra </text:span></text:span><text:span text:style-name="Definition"><text:span text:style-name="T290">gebruiker</text:span></text:span><text:span text:style-name="User_20_Entry"><text:span text:style-name="T128">s</text:span></text:span><text:span text:style-name="User_20_Entry"><text:span text:style-name="T146"> aanmelden </text:span></text:span><text:span text:style-name="User_20_Entry"><text:span text:style-name="T147">en dezelfde stappen uitvoeren</text:span></text:span><text:span text:style-name="User_20_Entry"><text:span text:style-name="T143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19" draw:name="Vorm 2" draw:style-name="gr1" draw:text-style-name="P8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7">Installeer </text:span></text:span><text:span text:style-name="Strong_20_Emphasis"><text:span text:style-name="T68">pakket kz</text:span></text:span><text:span text:style-name="Strong_20_Emphasis"><text:span text:style-name="T68"><text:note text:id="ftn3" text:note-class="footnote"><text:note-citation>3</text:note-citation><text:note-body><text:p text:style-name="P58"><text:span text:style-name="T286">Debian-</text:span><text:span text:style-name="T287">p</text:span>akket kz plaatst documenten en scripts van Karel Zimmer <text:span text:style-name="T285">(zie 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8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7"/></text:span></text:p>
          </table:table-cell>
          <table:table-cell table:style-name="_31_._5f_Installatie_5f_voorbereiden.D4" office:value-type="string">
            <text:p text:style-name="P77"><text:span text:style-name="T5">Typ </text:span><text:span text:style-name="Strong_20_Emphasis"><text:span text:style-name="T50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2">wget kz</text:span></text:span><text:span text:style-name="Strong_20_Emphasis"><text:span text:style-name="T50">', </text:span></text:span><text:span text:style-name="Strong_20_Emphasis"><text:span text:style-name="T73">g</text:span></text:span><text:span text:style-name="Strong_20_Emphasis"><text:span text:style-name="T50">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6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20" draw:name="Vorm 7" draw:style-name="gr1" draw:text-style-name="P8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5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7"><text:span text:style-name="Strong_20_Emphasis"><text:span text:style-name="T71">Typ </text:span></text:span><text:span text:style-name="Strong_20_Emphasis"><text:span text:style-name="T50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50">'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7"/></text:span></text:p>
          </table:table-cell>
          <table:table-cell table:style-name="_31_._5f_Installatie_5f_voorbereiden.D9" office:value-type="string">
            <text:p text:style-name="P72"><text:span text:style-name="Strong_20_Emphasis"><text:span text:style-name="T55">K</text:span></text:span><text:span text:style-name="Strong_20_Emphasis"><text:span text:style-name="T56">ie</text:span></text:span><text:span text:style-name="Strong_20_Emphasis"><text:span text:style-name="T57">s</text:span></text:span><text:span text:style-name="Strong_20_Emphasis"><text:span text:style-name="T52"> </text:span></text:span><text:span text:style-name="Strong_20_Emphasis"><text:span text:style-name="T82">1</text:span></text:span><text:span text:style-name="Strong_20_Emphasis"><text:span text:style-name="T72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4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10"/>
      <text:list xml:id="list103215764871256" text:continue-numbering="true" text:style-name="L1">
        <text:list-item>
          <text:p text:style-name="P80"><text:bookmark-start text:name="__RefNumPara__4009_1271708128"/><text:span text:style-name="Strong_20_Emphasis"><text:span text:style-name="T190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75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192">Start de computer op vanaf </text:span><text:span text:style-name="T195">een </text:span><text:span text:style-name="Strong_20_Emphasis"><text:span text:style-name="T173"><text:user-field-get text:name="Distro">Ubuntu</text:user-field-get></text:span></text:span><text:span text:style-name="T191"><text:s/></text:span><text:span text:style-name="T174"><text:user-field-get text:name="Version">22.04</text:user-field-get></text:span><text:span text:style-name="T87"><text:s/></text:span><text:span text:style-name="T91">L</text:span><text:span text:style-name="T92">T</text:span><text:span text:style-name="T91">S </text:span><text:span text:style-name="Strong_20_Emphasis"><text:span text:style-name="T86"><text:user-field-get text:name="Edition">server</text:user-field-get></text:span></text:span><text:span text:style-name="Strong_20_Emphasis"><text:span text:style-name="T86"><text:s/></text:span></text:span><text:span text:style-name="T87">Live</text:span><text:span text:style-name="T87"><text:note text:id="ftn4" text:note-class="footnote"><text:note-citation>1</text:note-citation><text:note-body><text:p text:style-name="P59"><text:span text:style-name="T278">Vanaf ee</text:span>n Live <text:span text:style-name="T288">usb</text:span><text:span text:style-name="T282">-stick </text:span><text:span text:style-name="T283">(</text:span><text:span text:style-name="T282">of </text:span><text:span text:style-name="T284">dvd</text:span><text:span text:style-name="T283">)</text:span><text:span text:style-name="T23"> </text:span>kunt <text:span text:style-name="T278">u opstarten en</text:span> <text:span text:style-name="T17">met </text:span>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werken zonder deze te installeren.</text:p></text:note-body></text:note></text:span><text:span text:style-name="T87"> </text:span><text:span text:style-name="T88">usb</text:span><text:span text:style-name="T89">-stick</text:span><text:span text:style-name="T89"><text:note text:id="ftn5" text:note-class="footnote"><text:note-citation>2</text:note-citation><text:note-body><text:p text:style-name="P57"><text:span text:style-name="Strong_20_Emphasis"><text:span text:style-name="T96">Download </text:span></text:span><text:span text:style-name="Strong_20_Emphasis"><text:span text:style-name="T97">een </text:span></text:span><text:span text:style-name="Strong_20_Emphasis"><text:span text:style-name="T98">cd</text:span></text:span><text:span text:style-name="Strong_20_Emphasis"><text:span text:style-name="T124">-beeldbestand</text:span></text:span><text:span text:style-name="Strong_20_Emphasis"><text:span text:style-name="T99"> </text:span></text:span><text:span text:style-name="Strong_20_Emphasis"><text:span text:style-name="T100">(.iso) </text:span></text:span><text:span text:style-name="Strong_20_Emphasis"><text:span text:style-name="T99">vanaf </text:span></text:span><text:a xlink:type="simple" xlink:href="https://nl.releases.ubuntu.com/" text:style-name="Internet_20_link" text:visited-style-name="Visited_20_Internet_20_Link"><text:span text:style-name="Strong_20_Emphasis"><text:span text:style-name="T280">nl.releases.ubuntu.com</text:span></text:span></text:a><text:span text:style-name="Strong_20_Emphasis"><text:span text:style-name="T99">, </text:span></text:span><text:span text:style-name="Strong_20_Emphasis"><text:span text:style-name="T101">klik op</text:span></text:span><text:span text:style-name="Strong_20_Emphasis"><text:span text:style-name="T102"> </text:span></text:span><text:span text:style-name="Strong_20_Emphasis"><text:span text:style-name="T131">Ubuntu 2</text:span></text:span><text:span text:style-name="Strong_20_Emphasis"><text:span text:style-name="T132">2</text:span></text:span><text:span text:style-name="Strong_20_Emphasis"><text:span text:style-name="T131">.04... LTS (Jammy Jellyfish)</text:span></text:span><text:span text:style-name="Strong_20_Emphasis"><text:span text:style-name="T102">, </text:span></text:span><text:span text:style-name="Strong_20_Emphasis"><text:span text:style-name="T103">en </text:span></text:span><text:span text:style-name="Strong_20_Emphasis"><text:span text:style-name="T101">klik </text:span></text:span><text:span text:style-name="Strong_20_Emphasis"><text:span text:style-name="T103">vervolgens </text:span></text:span><text:span text:style-name="Strong_20_Emphasis"><text:span text:style-name="T104">achter</text:span></text:span><text:span text:style-name="Strong_20_Emphasis"><text:span text:style-name="T103"> </text:span></text:span><text:span text:style-name="Strong_20_Emphasis"><text:span text:style-name="T137">Server install</text:span></text:span><text:span text:style-name="Strong_20_Emphasis"><text:span text:style-name="T133"> image</text:span></text:span><text:span text:style-name="Strong_20_Emphasis"><text:span text:style-name="T103"> </text:span></text:span><text:span text:style-name="Strong_20_Emphasis"><text:span text:style-name="T104">op </text:span></text:span><text:span text:style-name="Strong_20_Emphasis"><text:span text:style-name="T129">64-bit PC (AMD64) </text:span></text:span><text:span text:style-name="Strong_20_Emphasis"><text:span text:style-name="T130">server install</text:span></text:span><text:span text:style-name="Strong_20_Emphasis"><text:span text:style-name="T129"> image</text:span></text:span><text:span text:style-name="Strong_20_Emphasis"><text:span text:style-name="T127">.</text:span></text:span><text:span text:style-name="Strong_20_Emphasis"><text:span text:style-name="T103"><text:line-break/></text:span></text:span><text:span text:style-name="Strong_20_Emphasis"><text:span text:style-name="T101">P</text:span></text:span><text:span text:style-name="Strong_20_Emphasis"><text:span text:style-name="T96">laats </text:span></text:span><text:span text:style-name="Strong_20_Emphasis"><text:span text:style-name="T97">een </text:span></text:span><text:span text:style-name="Strong_20_Emphasis"><text:span text:style-name="T98">usb</text:span></text:span><text:span text:style-name="Strong_20_Emphasis"><text:span text:style-name="T97">-stick </text:span></text:span><text:span text:style-name="Strong_20_Emphasis"><text:span text:style-name="T125">va</text:span></text:span><text:span text:style-name="Strong_20_Emphasis"><text:span text:style-name="T105">n </text:span></text:span><text:span text:style-name="Strong_20_Emphasis"><text:span text:style-name="T106">min</text:span></text:span><text:span text:style-name="Strong_20_Emphasis"><text:span text:style-name="T107">imaal</text:span></text:span><text:span text:style-name="Strong_20_Emphasis"><text:span text:style-name="T106"> </text:span></text:span><text:span text:style-name="Strong_20_Emphasis"><text:span text:style-name="T108">4</text:span></text:span><text:span text:style-name="Strong_20_Emphasis"><text:span text:style-name="T106"> GB. <text:line-break/></text:span></text:span><text:span text:style-name="Strong_20_Emphasis"><text:span text:style-name="T126">Zoek</text:span></text:span><text:span text:style-name="Strong_20_Emphasis"><text:span text:style-name="T106"> </text:span></text:span><text:span text:style-name="Strong_20_Emphasis"><text:span text:style-name="T134">s</text:span></text:span><text:span text:style-name="Strong_20_Emphasis"><text:span text:style-name="T135">ch</text:span></text:span><text:span text:style-name="Strong_20_Emphasis"><text:span text:style-name="T106"> en klik op het pictogram van</text:span></text:span><text:span text:style-name="Strong_20_Emphasis"><text:span text:style-name="T109"> </text:span></text:span><text:span text:style-name="Strong_20_Emphasis"><text:span text:style-name="T138">Schijven</text:span></text:span><text:span text:style-name="Strong_20_Emphasis"><text:span text:style-name="T110">. Selecteer de </text:span></text:span><text:span text:style-name="Strong_20_Emphasis"><text:span text:style-name="T111">usb</text:span></text:span><text:span text:style-name="Strong_20_Emphasis"><text:span text:style-name="T110">-stick in de lijst van schijven aan de linkerkant en klik rechtsboven op </text:span></text:span><text:span text:style-name="Strong_20_Emphasis"><text:span text:style-name="T136">Schijfinstellingen</text:span></text:span><text:span text:style-name="Strong_20_Emphasis"><text:span text:style-name="T110"> </text:span></text:span><text:span text:style-name="Strong_20_Emphasis"><text:span text:style-name="T136">⋮</text:span></text:span><text:span text:style-name="Strong_20_Emphasis"><text:span text:style-name="T110"> (icoontje met de drie puntjes).</text:span></text:span></text:p><text:p text:style-name="P54"><text:span text:style-name="Strong_20_Emphasis"><text:span text:style-name="T110"><text:tab/>Kies </text:span></text:span><text:span text:style-name="Strong_20_Emphasis"><text:span text:style-name="T136">Schijfkopie terugzetten</text:span></text:span><text:span text:style-name="Strong_20_Emphasis"><text:span text:style-name="T110"> en selecteer </text:span></text:span><text:span text:style-name="Strong_20_Emphasis"><text:span text:style-name="T112">het net</text:span></text:span><text:span text:style-name="Strong_20_Emphasis"><text:span text:style-name="T113"> gedownloade </text:span></text:span><text:span text:style-name="Strong_20_Emphasis"><text:span text:style-name="T114">cd</text:span></text:span><text:span text:style-name="T18">-beeldbestand </text:span><text:span text:style-name="T19">(.iso)</text:span><text:span text:style-name="Strong_20_Emphasis"><text:span text:style-name="T113">.</text:span></text:span></text:p><text:p text:style-name="P56"><text:span text:style-name="Strong_20_Emphasis"><text:span text:style-name="T110"><text:tab/>Klik op </text:span></text:span><text:span text:style-name="Strong_20_Emphasis"><text:span text:style-name="T136">Terugzetten starten</text:span></text:span><text:span text:style-name="Strong_20_Emphasis"><text:span text:style-name="T110"> en vervolgens op </text:span></text:span><text:span text:style-name="Strong_20_Emphasis"><text:span text:style-name="T136">Terugzetten</text:span></text:span><text:span text:style-name="Strong_20_Emphasis"><text:span text:style-name="T115">.<text:line-break/></text:span></text:span><text:span text:style-name="Strong_20_Emphasis"><text:span text:style-name="T116">O</text:span></text:span><text:span text:style-name="Strong_20_Emphasis"><text:span text:style-name="T97">f </text:span></text:span><text:span text:style-name="Strong_20_Emphasis"><text:span text:style-name="T117">gebruik </text:span></text:span><text:span text:style-name="Strong_20_Emphasis"><text:span text:style-name="T118">het programma </text:span></text:span><text:span text:style-name="Strong_20_Emphasis"><text:span text:style-name="T139">Etche</text:span></text:span><text:span text:style-name="Strong_20_Emphasis"><text:span text:style-name="T140">r</text:span></text:span><text:span text:style-name="Strong_20_Emphasis"><text:span text:style-name="T118"> </text:span></text:span><text:span text:style-name="Strong_20_Emphasis"><text:span text:style-name="T119">(</text:span></text:span><text:a xlink:type="simple" xlink:href="https://www.balena.io/etcher/" text:style-name="Internet_20_link" text:visited-style-name="Visited_20_Internet_20_Link"><text:span text:style-name="Strong_20_Emphasis"><text:span text:style-name="T281">etcher.io</text:span></text:span></text:a><text:span text:style-name="Strong_20_Emphasis"><text:span text:style-name="T119">) </text:span></text:span><text:span text:style-name="Strong_20_Emphasis"><text:span text:style-name="T120">dat </text:span></text:span><text:span text:style-name="Strong_20_Emphasis"><text:span text:style-name="T97">beschikbaar </text:span></text:span><text:span text:style-name="Strong_20_Emphasis"><text:span text:style-name="T120">is </text:span></text:span><text:span text:style-name="Strong_20_Emphasis"><text:span text:style-name="T97">voor </text:span></text:span><text:span text:style-name="Strong_20_Emphasis"><text:span text:style-name="T110">Windows, </text:span></text:span><text:span text:style-name="Strong_20_Emphasis"><text:span text:style-name="T121">mac</text:span></text:span><text:span text:style-name="Strong_20_Emphasis"><text:span text:style-name="T122">OS</text:span></text:span><text:span text:style-name="Strong_20_Emphasis"><text:span text:style-name="T118">, </text:span></text:span><text:span text:style-name="Strong_20_Emphasis"><text:span text:style-name="T119">en </text:span></text:span><text:span text:style-name="Strong_20_Emphasis"><text:span text:style-name="T118">Linux</text:span></text:span><text:span text:style-name="Strong_20_Emphasis"><text:span text:style-name="T123">.</text:span></text:span></text:p></text:note-body></text:note></text:span><text:span text:style-name="T87"> </text:span><text:span text:style-name="T90">of dvd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" office:value-type="string">
            <text:p text:style-name="P35"><text:span text:style-name="T149">Opstart/</text:span><text:span text:style-name="T150">bootmenu</text:span><text:span text:style-name="T149"> </text:span><text:span text:style-name="T148">via </text:span><text:span text:style-name="Definition"><text:span text:style-name="T293">opstartmenu</text:span></text:span><text:span text:style-name="T148"> </text:span><text:span text:style-name="T151">en</text:span><text:span text:style-name="T148"> </text:span><text:span text:style-name="T149">instellingen/</text:span><text:span text:style-name="T150">setup</text:span><text:span text:style-name="T148"> via </text:span><text:span text:style-name="Definition"><text:span text:style-name="T7">instellinge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47"/></text:span></text:p>
          </table:table-cell>
          <table:table-cell table:style-name="_32_._5f_Installatie_5f_uitvoeren.C3" office:value-type="string">
            <text:p text:style-name="P22"><text:span text:style-name="Strong_20_Emphasis"><text:span text:style-name="T44">D</text:span></text:span><text:span text:style-name="Strong_20_Emphasis"><text:span text:style-name="T39">ruk op </text:span></text:span><text:span text:style-name="Strong_20_Emphasis"><text:span text:style-name="T40">de </text:span></text:span><text:span text:style-name="Strong_20_Emphasis"><text:span text:style-name="T41">Enter</text:span></text:span><text:span text:style-name="Strong_20_Emphasis"><text:span text:style-name="T40">-toets </text:span></text:span><text:span text:style-name="Strong_20_Emphasis"><text:span text:style-name="T44">(</text:span></text:span><text:span text:style-name="Strong_20_Emphasis"><text:span text:style-name="T78">Try or Install Ubuntu </text:span></text:span><text:span text:style-name="Strong_20_Emphasis"><text:span text:style-name="T79">Server</text:span></text:span><text:span text:style-name="Strong_20_Emphasis"><text:span text:style-name="T43"> </text:span></text:span><text:span text:style-name="Strong_20_Emphasis"><text:span text:style-name="T44">is reeds geselecteerd)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4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93"><draw:control text:anchor-type="as-char" draw:z-index="17" draw:name="Vorm 6" draw:style-name="gr1" draw:text-style-name="P8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23"><text:span text:style-name="T193">Kies</text:span><text:span text:style-name="T194"> </text:span><text:span text:style-name="T196">Nederlands</text:span><text:span text:style-name="T194">,</text:span><text:span text:style-name="Strong_20_Emphasis"><text:span text:style-name="T50">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7"><draw:control text:anchor-type="as-char" draw:z-index="15" draw:name="Vorm 1" draw:style-name="gr1" draw:text-style-name="P83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27">Op </text:span><text:span text:style-name="T228">het </text:span><text:span text:style-name="T226">scherm </text:span><text:span text:style-name="Strong_20_Emphasis"><text:span text:style-name="T233">Profile setup</text:span></text:span><text:span text:style-name="T226">: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0" office:value-type="string">
            <text:p text:style-name="P16"><text:span text:style-name="T232">V</text:span><text:span text:style-name="T227">ul </text:span><text:span text:style-name="T229">in </text:span><text:span text:style-name="Strong_20_Emphasis"><text:span text:style-name="T233">Your</text:span></text:span><text:span text:style-name="Strong_20_Emphasis"><text:span text:style-name="T230"> n</text:span></text:span><text:span text:style-name="Strong_20_Emphasis"><text:span text:style-name="T231">a</text:span></text:span><text:span text:style-name="Strong_20_Emphasis"><text:span text:style-name="T233">me</text:span></text:span><text:span text:style-name="Strong_20_Emphasis"><text:span text:style-name="T217"> </text:span></text:span><text:span text:style-name="Definition"><text:span text:style-name="T4">gebruiker</text:span></text:span><text:span text:style-name="Strong_20_Emphasis"><text:span text:style-name="T218">, <text:line-break/></text:span></text:span><text:span text:style-name="Strong_20_Emphasis"><text:span text:style-name="T233">Your server</text:span></text:span><text:span text:style-name="Strong_20_Emphasis"><text:span text:style-name="T235">'</text:span></text:span><text:span text:style-name="Strong_20_Emphasis"><text:span text:style-name="T236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7">,<text:line-break/></text:span></text:span><text:span text:style-name="Strong_20_Emphasis"><text:span text:style-name="T234">Pick a username</text:span></text:span><text:span text:style-name="Strong_20_Emphasis"><text:span text:style-name="T217"> </text:span></text:span><text:span text:style-name="Definition"><text:span text:style-name="T4">gebruikersnaam</text:span></text:span><text:span text:style-name="Strong_20_Emphasis"><text:span text:style-name="T217">,<text:line-break/></text:span></text:span><text:span text:style-name="Strong_20_Emphasis"><text:span text:style-name="T219">g</text:span></text:span><text:span text:style-name="Strong_20_Emphasis"><text:span text:style-name="T216">eef tweemaal een </text:span></text:span><text:span text:style-name="Strong_20_Emphasis"><text:span text:style-name="T225">wachtwoord</text:span></text:span><text:span text:style-name="Strong_20_Emphasis"><text:span text:style-name="T216">,</text:span></text:span><text:span text:style-name="Strong_20_Emphasis"><text:span text:style-name="T220"> </text:span></text:span><text:span text:style-name="Strong_20_Emphasis"><text:span text:style-name="T221">en</text:span></text:span><text:span text:style-name="Strong_20_Emphasis"><text:span text:style-name="T220"> </text:span></text:span><text:span text:style-name="Strong_20_Emphasis"><text:span text:style-name="T222">k</text:span></text:span><text:span text:style-name="Strong_20_Emphasis"><text:span text:style-name="T216">lik op </text:span></text:span><text:span text:style-name="Strong_20_Emphasis"><text:span text:style-name="T225">Verder</text:span></text:span><text:span text:style-name="Strong_20_Emphasis"><text:span text:style-name="T216">.</text:span></text:span></text:p>
          </table:table-cell>
        </table:table-row>
      </table:table>
      <text:p text:style-name="P39"><text:span text:style-name="Strong_20_Emphasis"><text:span text:style-name="T76"/></text:span></text:p>
      <text:list xml:id="list103214738017434" text:continue-numbering="true" text:style-name="L1">
        <text:list-item>
          <text:p text:style-name="P79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40"><text:span text:style-name="Strong_20_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5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0"><text:span text:style-name="Strong_20_Emphasis"><text:span text:style-name="T77"/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75"><draw:control text:anchor-type="as-char" draw:z-index="9" draw:name="Vorm4_1" draw:style-name="gr1" draw:text-style-name="P8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47">Installeer </text:span></text:span><text:span text:style-name="Strong_20_Emphasis"><text:span text:style-name="T68">pakket kz</text:span></text:span><text:span text:style-name="Strong_20_Emphasis"><text:span text:style-name="T68"><text:note text:id="ftn6" text:note-class="footnote"><text:note-citation>1</text:note-citation><text:note-body><text:p text:style-name="P55"><text:span text:style-name="T286">Debian-p</text:span>akket kz plaatst documenten en scripts van Karel Zimmer <text:span text:style-name="T285">(zie 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8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77"><text:span text:style-name="T5">Typ </text:span><text:span text:style-name="Strong_20_Emphasis"><text:span text:style-name="T50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2">wget kz</text:span></text:span><text:span text:style-name="Strong_20_Emphasis"><text:span text:style-name="T50">', </text:span></text:span><text:span text:style-name="Strong_20_Emphasis"><text:span text:style-name="T73">g</text:span></text:span><text:span text:style-name="Strong_20_Emphasis"><text:span text:style-name="T50">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5" office:value-type="string">
            <text:p text:style-name="P48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6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5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71"><text:span text:style-name="Strong_20_Emphasis"><text:span text:style-name="T59">Rond de</text:span></text:span><text:span text:style-name="Strong_20_Emphasis"><text:span text:style-name="T60"> installatie </text:span></text:span><text:span text:style-name="Strong_20_Emphasis"><text:span text:style-name="T59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77"><text:span text:style-name="Strong_20_Emphasis"><text:span text:style-name="T71">Typ </text:span></text:span><text:span text:style-name="Strong_20_Emphasis"><text:span text:style-name="T50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50">'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7"/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61">K</text:span></text:span><text:span text:style-name="Strong_20_Emphasis"><text:span text:style-name="T56">ie</text:span></text:span><text:span text:style-name="Strong_20_Emphasis"><text:span text:style-name="T57">s </text:span></text:span><text:span text:style-name="Strong_20_Emphasis"><text:span text:style-name="T83">3</text:span></text:span><text:span text:style-name="Strong_20_Emphasis"><text:span text:style-name="T72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0" office:value-type="string">
            <text:p text:style-name="P4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40"><text:span text:style-name="Strong_20_Emphasis"><text:span text:style-name="T42"><text:tab/></text:span></text:span></text:p>
      <text:p text:style-name="P41"><text:span text:style-name="Strong_20_Emphasis"><text:span text:style-name="T58"/></text:span></text:p>
      <text:p text:style-name="P42"><text:span text:style-name="Strong_20_Emphasis"><text:span text:style-name="T52"/></text:span></text:p>
      <text:list xml:id="list103215278274974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10" draw:name="Vorm40_0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21" draw:name="Vorm40_ 1" draw:style-name="gr1" draw:text-style-name="P83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62"><text:note text:id="ftn7" text:note-class="footnote"><text:note-citation>1</text:note-citation><text:note-body><text:p text:style-name="P51"><text:span text:style-name="User_20_Entry"><text:span text:style-name="T152">E</text:span></text:span><text:span text:style-name="User_20_Entry"><text:span text:style-name="T154">ventuele extra </text:span></text:span><text:span text:style-name="Definition"><text:span text:style-name="T291">gebruiker</text:span></text:span><text:span text:style-name="User_20_Entry"><text:span text:style-name="T153">s</text:span></text:span><text:span text:style-name="User_20_Entry"><text:span text:style-name="T154"> aanmelden en dezelfde stappen uitvoeren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75"><draw:control text:anchor-type="as-char" draw:z-index="12" draw:name="Vorm40_2" draw:style-name="gr1" draw:text-style-name="P83" svg:width="0.35cm" svg:height="0.35cm" draw:control="control13"/></text:span></text:span></text:p>
          </table:table-cell>
          <table:table-cell table:style-name="Tabel2.A1" office:value-type="string">
            <text:p text:style-name="P69"><text:span text:style-name="Strong_20_Emphasis"><text:span text:style-name="T75"><draw:control text:anchor-type="as-char" draw:z-index="22" draw:name="Vorm40_ 2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63">R</text:span></text:span><text:span text:style-name="Strong_20_Emphasis"><text:span text:style-name="T64">icht </text:span></text:span><text:span text:style-name="Strong_20_Emphasis"><text:span text:style-name="T65">de </text:span></text:span><text:span text:style-name="Strong_20_Emphasis"><text:span text:style-name="T70">gebruiker</text:span></text:span><text:span text:style-name="Strong_20_Emphasis"><text:span text:style-name="T64"> </text:span></text:span><text:span text:style-name="Strong_20_Emphasis"><text:span text:style-name="T66">in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77"><text:span text:style-name="Strong_20_Emphasis"><text:span text:style-name="T71">Typ </text:span></text:span><text:span text:style-name="Strong_20_Emphasis"><text:span text:style-name="T50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50">'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73"><text:span text:style-name="Strong_20_Emphasis"><text:span text:style-name="T61">K</text:span></text:span><text:span text:style-name="Strong_20_Emphasis"><text:span text:style-name="T56">ie</text:span></text:span><text:span text:style-name="Strong_20_Emphasis"><text:span text:style-name="T57">s </text:span></text:span><text:span text:style-name="Strong_20_Emphasis"><text:span text:style-name="T84">4</text:span></text:span><text:span text:style-name="Strong_20_Emphasis"><text:span text:style-name="T72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18"><text:span text:style-name="Strong_20_Emphasis"><text:span text:style-name="T67"/></text:span></text:p>
      <text:p text:style-name="P37"/>
      <text:p text:style-name="P28"><text:span text:style-name="T155">E</text:span><text:span text:style-name="T156">inde c</text:span><text:span text:style-name="T157">hecklist, </text:span><text:span text:style-name="T158">d</text:span><text:span text:style-name="T157">e installatie van </text:span><text:span text:style-name="Strong_20_Emphasis"><text:span text:style-name="T171"><text:user-field-get text:name="Distro">Ubuntu</text:user-field-get></text:span></text:span><text:span text:style-name="T159"><text:s/></text:span><text:span text:style-name="T160"><text:user-field-get text:name="Version">22.04</text:user-field-get></text:span><text:span text:style-name="Strong_20_Emphasis"><text:span text:style-name="T172"><text:s/></text:span></text:span><text:span text:style-name="Strong_20_Emphasis"><text:span text:style-name="T170">LTS</text:span></text:span><text:span text:style-name="T38"> </text:span><text:span text:style-name="Strong_20_Emphasis"><text:span text:style-name="T85"><text:user-field-get text:name="Edition">server</text:user-field-get></text:span></text:span><text:span text:style-name="Strong_20_Emphasis"><text:span text:style-name="T85"><text:s/></text:span></text:span><text:span text:style-name="T157">is voltooid.</text:span></text:p>
      <text:p text:style-name="P13"/>
      <text:p text:style-name="P8"><text:span text:style-name="Emphasis"><text:span text:style-name="T240">Geschreven </text:span></text:span><text:span text:style-name="Emphasis"><text:span text:style-name="T238">d</text:span></text:span><text:span text:style-name="Emphasis"><text:span text:style-name="T24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4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2">CC0 1.0 Universeel</text:span></text:span></text:a><text:span text:style-name="Emphasis"><text:span text:style-name="T240">,</text:span></text:span><text:span text:style-name="Emphasis"><text:span text:style-name="T237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239">-</text:span></text:span><text:span text:style-name="Emphasis"><text:span text:style-name="T239"><text:date style:data-style-name="N10107" text:date-value="2023-08-06T10:32:14.042213880">2023</text:date></text:span></text:span><text:span text:style-name="Emphasis"><text:span text:style-name="T23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6T10:32:13.745297114">06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6T10:32:13.555280036</dc:date>
    <meta:keyword>Installatie</meta:keyword>
    <meta:keyword>Checklist</meta:keyword>
    <meta:keyword>Linux</meta:keyword>
    <meta:editing-cycles>6732</meta:editing-cycles>
    <meta:editing-duration>P11DT21H28M21S</meta:editing-duration>
    <dc:creator>Karel Zimmer</dc:creator>
    <meta:document-statistic meta:table-count="4" meta:image-count="0" meta:object-count="0" meta:page-count="4" meta:paragraph-count="73" meta:word-count="508" meta:character-count="3530" meta:non-whitespace-character-count="3053"/>
    <meta:user-defined meta:name="Info 1"/>
    <meta:user-defined meta:name="Info 2"/>
    <meta:user-defined meta:name="Info 3"/>
    <meta:user-defined meta:name="Info 4"/>
  </office:meta>
</office:document-meta>
</file>